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TimesNewRoman1" svg:font-family="TimesNewRoman"/>
    <style:font-face style:name="Arial1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4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55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92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3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89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7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61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66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61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9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9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90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40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6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80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94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71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1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6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84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4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50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64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4.97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16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4.75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5.09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88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3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6.25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fo:color="#000000" style:font-name="Arial2" fo:font-size="11.1000003814697pt" fo:font-weight="bold" style:font-size-asian="11.1000003814697pt" style:font-name-complex="Arial2" style:font-size-complex="11.1000003814697pt" style:font-weight-complex="bold"/>
    </style:style>
    <style:style style:name="T3" style:family="text">
      <style:text-properties fo:color="#000000" style:font-name="TimesNewRoman1" fo:font-size="12pt" style:font-size-asian="12pt" style:font-name-complex="TimesNewRoman1" style:font-size-complex="12pt"/>
    </style:style>
    <style:style style:name="T4" style:family="text">
      <style:text-properties fo:color="#000000" style:font-name="Arial2" fo:font-size="11.1000003814697pt" style:font-size-asian="11.1000003814697pt" style:font-name-complex="Arial2" style:font-size-complex="11.1000003814697pt"/>
    </style:style>
    <style:style style:name="T5" style:family="text">
      <style:text-properties fo:color="#c9211e" style:font-name="Arial2" fo:font-size="11.1000003814697pt" style:font-size-asian="11.1000003814697pt" style:font-name-complex="Arial2" style:font-size-complex="11.1000003814697pt"/>
    </style:style>
    <style:style style:name="T6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7.001cm" svg:height="21.4cm" svg:x="3cm" svg:y="2.4cm">
          <draw:text-box>
            <text:p>Aluno: Daniel Abreu Dantas</text:p>
            <text:p/>
            <text:p/>
            <text:p/>
            <text:p>1) </text:p>
            <text:p><text:span text:style-name="T1"><text:tab/></text:span><text:span text:style-name="T1">Requisitos do usuário (Ambiente de uso, necessidades e processos do usuário);</text:span></text:p>
            <text:p><text:span text:style-name="T1"><text:tab/></text:span><text:span text:style-name="T1">Regras de negócio (Escopo do projeto, objetivos do negócio); </text:span></text:p>
            <text:p><text:span text:style-name="T1"><text:tab/></text:span><text:span text:style-name="T1">Requisitos de Sistema (requisito funcional e não funcional);</text:span></text:p>
          </draw:text-box>
        </draw:frame>
      </draw:page>
      <draw:page draw:name="page2" draw:style-name="dp1" draw:master-page-name="master-page3">
        <draw:frame draw:style-name="gr2" draw:text-style-name="P3" draw:layer="layout" svg:width="10.683cm" svg:height="0.442cm" svg:x="5.229cm" svg:y="2.509cm">
          <draw:text-box>
            <text:p text:style-name="P2"><text:span text:style-name="T2">SISTEMA ACADÊMICO FACULDADE MELHOR ESCOLHA</text:span></text:p>
          </draw:text-box>
        </draw:frame>
        <draw:frame draw:style-name="gr3" draw:text-style-name="P4" draw:layer="layout" svg:width="0.422cm" svg:height="0.471cm" svg:x="15.777cm" svg:y="2.48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002cm" svg:y="2.96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002cm" svg:y="3.45cm">
          <draw:text-box>
            <text:p text:style-name="P2"><text:span text:style-name="T3"><text:s/></text:span></text:p>
          </draw:text-box>
        </draw:frame>
        <draw:frame draw:style-name="gr4" draw:text-style-name="P3" draw:layer="layout" svg:width="15.17cm" svg:height="0.442cm" svg:x="3.002cm" svg:y="4.356cm">
          <draw:text-box>
            <text:p text:style-name="P2"><text:span text:style-name="T4">Na <text:s/>busca por melhoria no processo de gestão tanto dos processo internos quanto na </text:span></text:p>
          </draw:text-box>
        </draw:frame>
        <draw:frame draw:style-name="gr5" draw:text-style-name="P3" draw:layer="layout" svg:width="15.301cm" svg:height="0.442cm" svg:x="3.002cm" svg:y="4.8cm">
          <draw:text-box>
            <text:p text:style-name="P2"><text:span text:style-name="T4">relação com seus alunos a Faculdade Melhor Escolha decidiu que iria desenvolver um </text:span></text:p>
          </draw:text-box>
        </draw:frame>
        <draw:frame draw:style-name="gr6" draw:text-style-name="P3" draw:layer="layout" svg:width="15.128cm" svg:height="0.442cm" svg:x="3.002cm" svg:y="5.249cm">
          <draw:text-box>
            <text:p text:style-name="P2"><text:span text:style-name="T4">novo Sistema Acadêmico e decidiu contratar a empresa FATO Sistemas para realizar </text:span></text:p>
          </draw:text-box>
        </draw:frame>
        <draw:frame draw:style-name="gr7" draw:text-style-name="P3" draw:layer="layout" svg:width="3.943cm" svg:height="0.442cm" svg:x="3.002cm" svg:y="5.693cm">
          <draw:text-box>
            <text:p text:style-name="P2"><text:span text:style-name="T4">este desenvolvimento.</text:span></text:p>
          </draw:text-box>
        </draw:frame>
        <draw:frame draw:style-name="gr3" draw:text-style-name="P4" draw:layer="layout" svg:width="0.422cm" svg:height="0.471cm" svg:x="6.864cm" svg:y="5.66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002cm" svg:y="6.143cm">
          <draw:text-box>
            <text:p text:style-name="P2"><text:span text:style-name="T3"><text:s/></text:span></text:p>
          </draw:text-box>
        </draw:frame>
        <draw:frame draw:style-name="gr8" draw:text-style-name="P3" draw:layer="layout" svg:width="10.784cm" svg:height="0.442cm" svg:x="3.002cm" svg:y="6.625cm">
          <draw:text-box>
            <text:p text:style-name="P2"><text:span text:style-name="T4">Abaixo é transcrito a primeira descrição obtida com o Cliente.</text:span></text:p>
          </draw:text-box>
        </draw:frame>
        <draw:frame draw:style-name="gr3" draw:text-style-name="P4" draw:layer="layout" svg:width="0.422cm" svg:height="0.471cm" svg:x="13.576cm" svg:y="6.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002cm" svg:y="7.078cm">
          <draw:text-box>
            <text:p text:style-name="P2"><text:span text:style-name="T3"><text:s/></text:span></text:p>
          </draw:text-box>
        </draw:frame>
        <draw:frame draw:style-name="gr9" draw:text-style-name="P3" draw:layer="layout" svg:width="14.882cm" svg:height="0.442cm" svg:x="3.002cm" svg:y="7.56cm">
          <draw:text-box>
            <text:p text:style-name="P2"><text:span text:style-name="T4">O Sistema Acadêmico da Faculdade deve permitir que os alunos façam um primeiro </text:span></text:p>
          </draw:text-box>
        </draw:frame>
        <draw:frame draw:style-name="gr10" draw:text-style-name="P3" draw:layer="layout" svg:width="14.831cm" svg:height="0.442cm" svg:x="3.002cm" svg:y="8.005cm">
          <draw:text-box>
            <text:p text:style-name="P2"><text:span text:style-name="T4">cadastro dos seus dados pessoais por meio da Internet. Informações como e-mail e </text:span></text:p>
          </draw:text-box>
        </draw:frame>
        <draw:frame draw:style-name="gr11" draw:text-style-name="P3" draw:layer="layout" svg:width="15.31cm" svg:height="0.442cm" svg:x="3.002cm" svg:y="8.454cm">
          <draw:text-box>
            <text:p text:style-name="P2"><text:span text:style-name="T4">cpf são primordiais para o cadastramento do candidato a aluno</text:span><text:span text:style-name="T5"> REGRA DE NEGÓCIO.</text:span></text:p>
          </draw:text-box>
        </draw:frame>
        <draw:frame draw:style-name="gr3" draw:text-style-name="P4" draw:layer="layout" svg:width="0.422cm" svg:height="0.471cm" svg:x="13.965cm" svg:y="8.42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002cm" svg:y="8.904cm">
          <draw:text-box>
            <text:p text:style-name="P2"><text:span text:style-name="T3"><text:s/></text:span></text:p>
          </draw:text-box>
        </draw:frame>
        <draw:frame draw:style-name="gr12" draw:text-style-name="P3" draw:layer="layout" svg:width="15.174cm" svg:height="0.442cm" svg:x="3.002cm" svg:y="9.386cm">
          <draw:text-box>
            <text:p text:style-name="P2"><text:span text:style-name="T4">O Candidato, depois de se cadastrar indicará qual o tipo de ingresso ele deseja fazer: </text:span></text:p>
          </draw:text-box>
        </draw:frame>
        <draw:frame draw:style-name="gr13" draw:text-style-name="P3" draw:layer="layout" svg:width="13.037cm" svg:height="0.442cm" svg:x="3.002cm" svg:y="9.83cm">
          <draw:text-box>
            <text:p text:style-name="P2"><text:span text:style-name="T4">Reingresso, Vestibular, ENEN e Transferência </text:span><text:span text:style-name="T5">REQUISITO FUNCIONAL</text:span><text:span text:style-name="T4"> .</text:span></text:p>
          </draw:text-box>
        </draw:frame>
        <draw:frame draw:style-name="gr3" draw:text-style-name="P4" draw:layer="layout" svg:width="0.422cm" svg:height="0.471cm" svg:x="11.115cm" svg:y="9.80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002cm" svg:y="10.284cm">
          <draw:text-box>
            <text:p text:style-name="P2"><text:span text:style-name="T3"><text:s/></text:span></text:p>
          </draw:text-box>
        </draw:frame>
        <draw:frame draw:style-name="gr14" draw:text-style-name="P3" draw:layer="layout" svg:width="13.587cm" svg:height="0.442cm" svg:x="3.002cm" svg:y="10.766cm">
          <draw:text-box>
            <text:p text:style-name="P2"><text:span text:style-name="T4">O sistema deve permitir o cadastramento de Cursos. Os curso podem ser de </text:span></text:p>
          </draw:text-box>
        </draw:frame>
        <draw:frame draw:style-name="gr15" draw:text-style-name="P3" draw:layer="layout" svg:width="12.762cm" svg:height="0.442cm" svg:x="3.002cm" svg:y="11.211cm">
          <draw:text-box>
            <text:p text:style-name="P2"><text:span text:style-name="T4">extensão, de graduação e de pós-graduação </text:span><text:span text:style-name="T5">REQUISITO FUNCIONAL</text:span><text:span text:style-name="T4"> .</text:span></text:p>
          </draw:text-box>
        </draw:frame>
        <draw:frame draw:style-name="gr3" draw:text-style-name="P4" draw:layer="layout" svg:width="0.422cm" svg:height="0.471cm" svg:x="10.836cm" svg:y="11.18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002cm" svg:y="11.664cm">
          <draw:text-box>
            <text:p text:style-name="P2"><text:span text:style-name="T3"><text:s/></text:span></text:p>
          </draw:text-box>
        </draw:frame>
        <draw:frame draw:style-name="gr16" draw:text-style-name="P3" draw:layer="layout" svg:width="15.056cm" svg:height="0.442cm" svg:x="3.002cm" svg:y="12.146cm">
          <draw:text-box>
            <text:p text:style-name="P2"><text:span text:style-name="T4">Cursos de graduação possuem uma grade de disciplinas que possuem precedências </text:span></text:p>
          </draw:text-box>
        </draw:frame>
        <draw:frame draw:style-name="gr17" draw:text-style-name="P3" draw:layer="layout" svg:width="5.979cm" svg:height="0.442cm" svg:x="3.002cm" svg:y="12.591cm">
          <draw:text-box>
            <text:p text:style-name="P2"><text:span text:style-name="T4">entre elas </text:span><text:span text:style-name="T5">REGRA DE NEGÓCIO</text:span><text:span text:style-name="T4">.</text:span></text:p>
          </draw:text-box>
        </draw:frame>
        <draw:frame draw:style-name="gr3" draw:text-style-name="P4" draw:layer="layout" svg:width="0.422cm" svg:height="0.471cm" svg:x="4.814cm" svg:y="12.56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002cm" svg:y="13.04cm">
          <draw:text-box>
            <text:p text:style-name="P2"><text:span text:style-name="T3"><text:s/></text:span></text:p>
          </draw:text-box>
        </draw:frame>
        <draw:frame draw:style-name="gr18" draw:text-style-name="P3" draw:layer="layout" svg:width="14.975cm" svg:height="0.442cm" svg:x="3.002cm" svg:y="13.522cm">
          <draw:text-box>
            <text:p text:style-name="P2"><text:span text:style-name="T4">As disciplinas podem ser cadastradas pelo sistema e o conjunto de disciplinas forma </text:span></text:p>
          </draw:text-box>
        </draw:frame>
        <draw:frame draw:style-name="gr19" draw:text-style-name="P3" draw:layer="layout" svg:width="1.738cm" svg:height="0.442cm" svg:x="3.002cm" svg:y="13.971cm">
          <draw:text-box>
            <text:p text:style-name="P2"><text:span text:style-name="T4">um curso.</text:span></text:p>
          </draw:text-box>
        </draw:frame>
        <draw:frame draw:style-name="gr3" draw:text-style-name="P4" draw:layer="layout" svg:width="0.422cm" svg:height="0.471cm" svg:x="4.704cm" svg:y="13.946cm">
          <draw:text-box>
            <text:p text:style-name="P2"><text:span text:style-name="T3"><text:s/></text:span></text:p>
          </draw:text-box>
        </draw:frame>
        <draw:frame draw:style-name="gr20" draw:text-style-name="P3" draw:layer="layout" svg:width="14.789cm" svg:height="0.442cm" svg:x="3.002cm" svg:y="14.415cm">
          <draw:text-box>
            <text:p text:style-name="P2"><text:span text:style-name="T4">Elas possuem ementa e carga horária bem definida </text:span><text:span text:style-name="T5">REQUISITO NÃO FUNCIONAL</text:span><text:span text:style-name="T4">.</text:span></text:p>
          </draw:text-box>
        </draw:frame>
        <draw:frame draw:style-name="gr3" draw:text-style-name="P4" draw:layer="layout" svg:width="0.422cm" svg:height="0.471cm" svg:x="12cm" svg:y="14.3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002cm" svg:y="14.869cm">
          <draw:text-box>
            <text:p text:style-name="P2"><text:span text:style-name="T3"><text:s/></text:span></text:p>
          </draw:text-box>
        </draw:frame>
        <draw:frame draw:style-name="gr21" draw:text-style-name="P3" draw:layer="layout" svg:width="15.077cm" svg:height="0.442cm" svg:x="3.002cm" svg:y="15.351cm">
          <draw:text-box>
            <text:p text:style-name="P2"><text:span text:style-name="T4">O sistema deve permitir cadastrar, para cada disciplina, as respectivas turmas. É nas </text:span></text:p>
          </draw:text-box>
        </draw:frame>
        <draw:frame draw:style-name="gr22" draw:text-style-name="P3" draw:layer="layout" svg:width="15.263cm" svg:height="0.442cm" svg:x="3.002cm" svg:y="15.796cm">
          <draw:text-box>
            <text:p text:style-name="P2"><text:span text:style-name="T4">turmas que os professores alocados. Cada turma possui uma sala, um professor, uma </text:span></text:p>
          </draw:text-box>
        </draw:frame>
        <draw:frame draw:style-name="gr23" draw:text-style-name="P3" draw:layer="layout" svg:width="14.671cm" svg:height="0.442cm" svg:x="3.002cm" svg:y="16.24cm">
          <draw:text-box>
            <text:p text:style-name="P2"><text:span text:style-name="T4">quantidade máxima de alunos, dias e horários semanais </text:span><text:span text:style-name="T5">REQUISITO FUNCIONAL</text:span><text:span text:style-name="T4">.</text:span></text:p>
          </draw:text-box>
        </draw:frame>
        <draw:frame draw:style-name="gr3" draw:text-style-name="P4" draw:layer="layout" svg:width="0.422cm" svg:height="0.471cm" svg:x="12.821cm" svg:y="16.21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002cm" svg:y="16.694cm">
          <draw:text-box>
            <text:p text:style-name="P2"><text:span text:style-name="T3"><text:s/></text:span></text:p>
          </draw:text-box>
        </draw:frame>
        <draw:frame draw:style-name="gr24" draw:text-style-name="P3" draw:layer="layout" svg:width="14.865cm" svg:height="0.442cm" svg:x="3.002cm" svg:y="17.176cm">
          <draw:text-box>
            <text:p text:style-name="P2"><text:span text:style-name="T4">Quando uma aluno faz a inscrição em um curso ou em um semestre ele seleciona a </text:span></text:p>
          </draw:text-box>
        </draw:frame>
        <draw:frame draw:style-name="gr25" draw:text-style-name="P3" draw:layer="layout" svg:width="15.17cm" svg:height="0.883cm" svg:x="3.002cm" svg:y="17.621cm">
          <draw:text-box>
            <text:p text:style-name="P2"><text:span text:style-name="T4">turma que deseja e o sistema deve validar se a turma está lotada ou não </text:span><text:span text:style-name="T5">REQUISITO </text:span></text:p>
            <text:p text:style-name="P2"><text:span text:style-name="T5">FUNCIONAL</text:span><text:span text:style-name="T4">.</text:span></text:p>
          </draw:text-box>
        </draw:frame>
        <draw:frame draw:style-name="gr3" draw:text-style-name="P4" draw:layer="layout" svg:width="0.422cm" svg:height="0.471cm" svg:x="15.646cm" svg:y="17.59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002cm" svg:y="18.074cm">
          <draw:text-box>
            <text:p text:style-name="P2"><text:span text:style-name="T3"><text:s/></text:span></text:p>
          </draw:text-box>
        </draw:frame>
        <draw:frame draw:style-name="gr26" draw:text-style-name="P3" draw:layer="layout" svg:width="14.408cm" svg:height="0.442cm" svg:x="3.002cm" svg:y="19.056cm">
          <draw:text-box>
            <text:p text:style-name="P2"><text:span text:style-name="T4">Muitos dos nossos alunos são deficientes visuais e portanto o sistema deve estar </text:span></text:p>
          </draw:text-box>
        </draw:frame>
        <draw:frame draw:style-name="gr27" draw:text-style-name="P3" draw:layer="layout" svg:width="14.95cm" svg:height="0.883cm" svg:x="3.002cm" svg:y="19.501cm">
          <draw:text-box>
            <text:p text:style-name="P2"><text:span text:style-name="T4">adaptado para que pessoas com esta deficiência possam acessar </text:span><text:span text:style-name="T5">REQUISITO NÃO </text:span></text:p>
            <text:p text:style-name="P2"><text:span text:style-name="T5">FUNCIONAL</text:span><text:span text:style-name="T4">.</text:span></text:p>
          </draw:text-box>
        </draw:frame>
        <draw:frame draw:style-name="gr3" draw:text-style-name="P4" draw:layer="layout" svg:width="0.422cm" svg:height="0.471cm" svg:x="14.482cm" svg:y="18.97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002cm" svg:y="19.45cm">
          <draw:text-box>
            <text:p text:style-name="P2"><text:span text:style-name="T3"><text:s/></text:span></text:p>
          </draw:text-box>
        </draw:frame>
        <draw:frame draw:style-name="gr12" draw:text-style-name="P3" draw:layer="layout" svg:width="15.204cm" svg:height="0.442cm" svg:x="3.002cm" svg:y="20.832cm">
          <draw:text-box>
            <text:p text:style-name="P2"><text:span text:style-name="T4">A faculdade possui uma identidade visual já internalizada pelos alunos e candidatos a </text:span></text:p>
          </draw:text-box>
        </draw:frame>
        <draw:frame draw:style-name="gr28" draw:text-style-name="P3" draw:layer="layout" svg:width="15.309cm" svg:height="0.883cm" svg:x="3.002cm" svg:y="21.281cm">
          <draw:text-box>
            <text:p text:style-name="P2"><text:span text:style-name="T4">anos e o sistema deve respeitar essa identidade visual o máximo possíve </text:span><text:span text:style-name="T5">REQUISITO </text:span></text:p>
            <text:p text:style-name="P2"><text:span text:style-name="T5">NÃO FUNCIONAL</text:span><text:span text:style-name="T4">.</text:span></text:p>
          </draw:text-box>
        </draw:frame>
        <draw:frame draw:style-name="gr3" draw:text-style-name="P4" draw:layer="layout" svg:width="0.422cm" svg:height="0.471cm" svg:x="15.857cm" svg:y="20.35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422cm" svg:height="0.471cm" svg:x="3.002cm" svg:y="20.83cm">
          <draw:text-box>
            <text:p text:style-name="P2"><text:span text:style-name="T3"><text:s/></text:span></text:p>
          </draw:text-box>
        </draw:frame>
        <draw:frame draw:style-name="gr29" draw:text-style-name="P3" draw:layer="layout" svg:width="15.149cm" svg:height="0.442cm" svg:x="3.002cm" svg:y="22.712cm">
          <draw:text-box>
            <text:p text:style-name="P2"><text:span text:style-name="T4">As aulas de uma disciplina podem ser gravadas e devem ficar disponibilizada para os </text:span></text:p>
          </draw:text-box>
        </draw:frame>
        <draw:frame draw:style-name="gr30" draw:text-style-name="P3" draw:layer="layout" svg:width="15.267cm" svg:height="0.442cm" svg:x="3.002cm" svg:y="23.162cm">
          <draw:text-box>
            <text:p text:style-name="P2"><text:span text:style-name="T4">alunos acessar tanto em dispositivos móveis como em computadores. O sistema deve </text:span></text:p>
          </draw:text-box>
        </draw:frame>
        <draw:frame draw:style-name="gr31" draw:text-style-name="P3" draw:layer="layout" svg:width="16.461cm" svg:height="0.883cm" svg:x="3.002cm" svg:y="23.606cm">
          <draw:text-box>
            <text:p text:style-name="P2"><text:span text:style-name="T4">ter uma performance adequada para permitir o acesso ao vídeo a qualquer hora </text:span><text:span text:style-name="T5">REQUISITO </text:span></text:p>
            <text:p text:style-name="P2"><text:span text:style-name="T5">NÃO FUNCIONAL</text:span><text:span text:style-name="T4">.</text:span></text:p>
          </draw:text-box>
        </draw:frame>
        <draw:frame draw:style-name="gr3" draw:text-style-name="P4" draw:layer="layout" svg:width="0.422cm" svg:height="0.471cm" svg:x="16.921cm" svg:y="22.182cm">
          <draw:text-box>
            <text:p text:style-name="P2"><text:span text:style-name="T3"><text:s/></text:span></text:p>
          </draw:text-box>
        </draw:frame>
        <draw:frame draw:style-name="gr32" draw:text-style-name="P3" draw:layer="layout" svg:width="0.388cm" svg:height="0.395cm" svg:x="3.002cm" svg:y="22.72cm">
          <draw:text-box>
            <text:p text:style-name="P2"><text:span text:style-name="T6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TimesNewRoman1" svg:font-family="TimesNewRoman"/>
    <style:font-face style:name="Arial1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4cm" fo:margin-bottom="1cm" fo:margin-left="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print-date>2021-10-13T21:17:00.616000000</meta:print-date>
    <dc:date>2021-10-15T11:03:24.092000000</dc:date>
    <meta:editing-duration>PT3M15S</meta:editing-duration>
    <meta:editing-cycles>2</meta:editing-cycles>
    <meta:generator>Neat_Office/6.2.8.2$Windows_x86 LibreOffice_project/</meta:generator>
    <meta:document-statistic meta:object-count="59"/>
  </office:meta>
</office:document-meta>
</file>